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NullTest.test_null_array_reader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ngNullTest.test_null_array_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ngNull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ngNullTest.test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ngNullTest.test_null_1_qu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ngNullTest.test_null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ngNullTest.test_null_qu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